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2_20_Dots_20_3_20_Dashes" svg:stroke-color="#ff3333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8.9cm" svg:y="11.5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8.3cm" svg:y="14.0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8.3cm" svg:y="15.8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27.701cm" svg:y="11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27.101cm" svg:y="1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8.5cm" svg:y="8.2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21.4cm" svg:y="2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16.1cm" svg:y="2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8.8cm" svg:y="2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26.901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01cm" svg:height="2.2cm" svg:x="27.4cm" svg:y="8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21.1cm" svg:y1="16.275cm" svg:x2="21.1cm" svg:y2="14.475cm" draw:start-shape="id1" draw:start-glue-point="1" draw:end-shape="id2" draw:end-glue-point="1" svg:d="M21100 16275h501v-1800h-501" svg:viewBox="0 0 502 1801">
          <text:p/>
        </draw:connector>
        <draw:connector draw:style-name="gr6" draw:text-style-name="P1" draw:layer="layout" svg:x1="16.579cm" svg:y1="10.77cm" svg:x2="18.9cm" svg:y2="12.463cm" draw:end-shape="id3" draw:end-glue-point="6" svg:d="M16579 10770h910v1693h1411" svg:viewBox="0 0 2322 1694">
          <text:p/>
        </draw:connector>
        <draw:connector draw:style-name="gr6" draw:text-style-name="P1" draw:layer="layout" svg:x1="16.657cm" svg:y1="8.63cm" svg:x2="19.15cm" svg:y2="9.263cm" draw:end-shape="id4" draw:end-glue-point="5" svg:d="M16657 8630h671v633h1822" svg:viewBox="0 0 2494 634">
          <text:p/>
        </draw:connector>
        <draw:line draw:style-name="gr6" draw:text-style-name="P1" draw:layer="layout" svg:x1="28.301cm" svg:y1="13cm" svg:x2="28.301cm" svg:y2="13.9cm">
          <text:p/>
        </draw:line>
        <draw:line draw:style-name="gr6" draw:text-style-name="P1" draw:layer="layout" svg:x1="19.5cm" svg:y1="13.025cm" svg:x2="19.5cm" svg:y2="14.125cm">
          <text:p/>
        </draw:line>
        <draw:connector draw:style-name="gr6" draw:text-style-name="P1" draw:layer="layout" svg:x1="27.101cm" svg:y1="14.45cm" svg:x2="26.901cm" svg:y2="20.65cm" draw:start-shape="id5" draw:start-glue-point="3" draw:end-shape="id6" draw:end-glue-point="6" svg:d="M27101 14450h-701v6200h501" svg:viewBox="0 0 702 6201">
          <text:p/>
        </draw:connector>
        <draw:frame draw:style-name="gr7" draw:layer="layout" svg:width="3cm" svg:height="1.925cm" svg:x="9.5cm" svg:y="8cm">
          <draw:text-box>
            <text:p>挂载点</text:p>
            <text:p>mount</text:p>
          </draw:text-box>
        </draw:frame>
        <draw:connector draw:style-name="gr6" draw:text-style-name="P1" draw:layer="layout" svg:x1="18.3cm" svg:y1="14.475cm" svg:x2="16.1cm" svg:y2="20.775cm" draw:start-shape="id2" draw:start-glue-point="3" draw:end-shape="id7" draw:end-glue-point="6" svg:d="M18300 14475h-2701v6300h501" svg:viewBox="0 0 2702 6301">
          <text:p/>
        </draw:connector>
        <draw:line draw:style-name="gr8" draw:text-style-name="P1" draw:layer="layout" svg:x1="17.4cm" svg:y1="20.825cm" svg:x2="19cm" svg:y2="20.825cm">
          <text:p/>
        </draw:line>
        <draw:line draw:style-name="gr8" draw:text-style-name="P1" draw:layer="layout" svg:x1="20cm" svg:y1="20.725cm" svg:x2="21.7cm" svg:y2="20.725cm">
          <text:p/>
        </draw:line>
        <draw:frame draw:style-name="gr9" draw:layer="layout" svg:width="4.5cm" svg:height="2.124cm" svg:x="9.3cm" svg:y="11.301cm">
          <draw:text-box>
            <text:p>超级块</text:p>
            <text:p>super_block</text:p>
          </draw:text-box>
        </draw:frame>
        <draw:frame draw:style-name="gr10" draw:layer="layout" svg:width="3cm" svg:height="1.923cm" svg:x="9.3cm" svg:y="14.002cm">
          <draw:text-box>
            <text:p>目录项</text:p>
            <text:p>dentry</text:p>
          </draw:text-box>
        </draw:frame>
        <draw:frame draw:style-name="gr11" draw:layer="layout" svg:width="3.1cm" svg:height="2.022cm" svg:x="9.3cm" svg:y="19.278cm">
          <draw:text-box>
            <text:p>索引节点</text:p>
            <text:p>inode</text:p>
          </draw:text-box>
        </draw:frame>
        <draw:line draw:style-name="gr8" draw:text-style-name="P1" draw:layer="layout" svg:x1="19.9cm" svg:y1="10.425cm" svg:x2="19.9cm" svg:y2="11.525cm">
          <text:p/>
        </draw:line>
        <draw:line draw:style-name="gr8" draw:text-style-name="P1" draw:layer="layout" svg:x1="28.801cm" svg:y1="10.3cm" svg:x2="28.801cm" svg:y2="11.6cm">
          <text:p/>
        </draw:line>
        <draw:connector draw:style-name="gr5" draw:text-style-name="P1" draw:layer="layout" svg:x1="18.3cm" svg:y1="16.275cm" svg:x2="18.3cm" svg:y2="14.475cm" draw:start-shape="id1" draw:start-glue-point="3" draw:end-shape="id2" draw:end-glue-point="3" svg:d="M18300 16275h-501v-1800h501" svg:viewBox="0 0 502 1801">
          <text:p/>
        </draw:connector>
        <draw:custom-shape draw:style-name="gr2" draw:text-style-name="P1" xml:id="id8" draw:id="id8" draw:layer="layout" svg:width="2.8cm" svg:height="0.9cm" svg:x="18.299cm" svg:y="17.6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1.1cm" svg:y1="16.274cm" svg:x2="21.099cm" svg:y2="18.074cm" draw:end-shape="id8" draw:end-glue-point="1" svg:d="M21100 16274h500v1800h-501" svg:viewBox="0 0 502 1801">
          <text:p/>
        </draw:connector>
        <draw:connector draw:style-name="gr5" draw:text-style-name="P1" draw:layer="layout" svg:x1="18.3cm" svg:y1="16.274cm" svg:x2="18.299cm" svg:y2="18.074cm" draw:end-shape="id8" draw:end-glue-point="3" svg:d="M18300 16274h-502v1800h501" svg:viewBox="0 0 503 1801">
          <text:p/>
        </draw:connector>
        <draw:line draw:style-name="gr6" draw:text-style-name="P1" draw:layer="layout" svg:x1="19.9cm" svg:y1="18.525cm" svg:x2="21.9cm" svg:y2="20.1cm">
          <text:p/>
        </draw:line>
        <draw:path draw:style-name="gr12" draw:text-style-name="P1" draw:layer="layout" svg:width="5.195cm" svg:height="3.653cm" draw:transform="skewX (-0.904255085458262) rotate (-2.88799631327502) translate (24.6296768509975cm 19.096427070584cm)" svg:viewBox="0 0 5196 3654" svg:d="M0 3654c5141 0 5196-3654 5196-3654l-96 62">
          <text:p/>
        </draw:path>
        <draw:custom-shape draw:style-name="gr13" draw:text-style-name="P1" draw:layer="layout" svg:width="24.9cm" svg:height="22.6cm" svg:x="9.3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4cm" svg:height="0.9cm" svg:x="23.9cm" svg:y="3cm">
          <text:p text:style-name="P1">&lt;ext3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6.6cm" svg:height="1.925cm" svg:x="9.5cm" svg:y="2.701cm">
          <draw:text-box>
            <text:p>挂载点哈希表</text:p>
            <text:p>mount_hashtable</text:p>
          </draw:text-box>
        </draw:frame>
        <draw:custom-shape draw:style-name="gr14" draw:text-style-name="P1" draw:layer="layout" svg:width="5.4cm" svg:height="0.9cm" svg:x="29.3cm" svg:y="3cm">
          <text:p text:style-name="P1">&lt;minix, /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4cm" svg:height="0.9cm" svg:x="34.7cm" svg:y="3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5.9cm" svg:y1="3.9cm" svg:x2="25.9cm" svg:y2="6.1cm">
          <text:p/>
        </draw:line>
        <draw:line draw:style-name="gr15" draw:text-style-name="P1" draw:layer="layout" svg:x1="31.4cm" svg:y1="3.9cm" svg:x2="31.418cm" svg:y2="6.1cm">
          <text:p/>
        </draw:line>
        <draw:frame draw:style-name="gr7" draw:layer="layout" svg:width="5.2cm" svg:height="2.486cm" svg:x="9.4cm" svg:y="25.475cm">
          <draw:text-box>
            <text:p>挂载目录哈希表</text:p>
            <text:p>mountpoint_hashtable</text:p>
          </draw:text-box>
        </draw:frame>
        <draw:custom-shape draw:style-name="gr14" draw:text-style-name="P1" draw:layer="layout" svg:width="5.4cm" svg:height="0.9cm" svg:x="20.8cm" svg:y="26.4cm">
          <text:p text:style-name="P1">&lt;tm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4cm" svg:height="0.9cm" svg:x="26.2cm" svg:y="26.4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9" draw:id="id9" draw:layer="layout" svg:width="1.5cm" svg:height="2.3cm" svg:x="22.9cm" svg:y="22.7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4.5cm" svg:height="2.022cm" svg:x="9.3cm" svg:y="22.678cm">
          <draw:text-box>
            <text:p>挂载节点</text:p>
            <text:p>mountpoint</text:p>
          </draw:text-box>
        </draw:frame>
        <draw:line draw:style-name="gr15" draw:text-style-name="P1" draw:layer="layout" svg:x1="23.7cm" svg:y1="26.4cm" svg:x2="23.7cm" svg:y2="25cm">
          <text:p/>
        </draw:line>
        <draw:connector draw:style-name="gr6" draw:text-style-name="P1" draw:layer="layout" svg:x1="23.65cm" svg:y1="22.7cm" svg:x2="21.099cm" svg:y2="18.074cm" draw:start-shape="id9" draw:start-glue-point="4" draw:end-shape="id8" draw:end-glue-point="1" svg:d="M23650 22700v-4626h-2551" svg:viewBox="0 0 2552 4627">
          <text:p/>
        </draw:connector>
        <draw:custom-shape draw:style-name="gr17" draw:text-style-name="P1" draw:layer="layout" svg:width="13.1cm" svg:height="11cm" svg:x="19cm" svg:y="17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0T22:24:06.834332806</dc:date>
    <meta:editing-duration>PT3H58M18S</meta:editing-duration>
    <meta:editing-cycles>97</meta:editing-cycles>
    <meta:generator>LibreOffice/4.2.7.2$Linux_x86 LibreOffice_project/420m0$Build-2</meta:generator>
    <meta:document-statistic meta:object-count="47"/>
  </office:meta>
</office:document-meta>
</file>